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cs-Inter" svg:font-family="docs-Inte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officeooo:rsid="000b0b16" officeooo:paragraph-rsid="000b0b16"/>
    </style:style>
    <style:style style:name="T1" style:family="text">
      <style:text-properties officeooo:rsid="000b0b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igned </text:p>
      <text:p text:style-name="P2">Stockholm</text:p>
      <text:p text:style-name="P1"/>
      <text:p text:style-name="P1">Dear HR Team,</text:p>
      <text:p text:style-name="P1"/>
      <text:p text:style-name="P1">I am writing to express my strong interest in applying for an internship as a data <text:s/><text:span text:style-name="T1">Analyst/marketing Automation at Zigned,</text:span> Stockholm. I am currently in the final years of my program at IHM Business School, studying Customer Data Development. I am thrilled at the prospect of contributing my skills and enthusiasm to <text:span text:style-name="T1">the </text:span>organization.</text:p>
      <text:p text:style-name="P1"/>
      <text:p text:style-name="P1">My education has provided me with a solid foundation in programming, machine learning, and data development. I have been trained in Python, object-oriented programming (OOP), JavaScript, SQL, HTML, Power BI, and CSS, making me well-equipped to <text:span text:style-name="T1">analyse</text:span> and manipulate data using tools such as Pandas. I am available for an internship between weeks 44 to 14, aligning perfectly with my program (November 6, 2023, to April 12, 2024), ideally suited for the autumn and spring terms.</text:p>
      <text:p text:style-name="P1"/>
      <text:p text:style-name="P1">As an individual, I am <text:span text:style-name="T1">hard-working</text:span>, open-minded, and a quick learner. I am committed to continually expanding my knowledge and challenging myself to reach the next level. I enjoy problem-solving and excel in team environments. I am enthusiastic about the opportunity to learn from experienced professionals and apply my skills in a practical work setting. I thrive in collaborative environments and am confident in my ability to contribute creatively to projects.</text:p>
      <text:p text:style-name="P1"/>
      <text:p text:style-name="P1">Thank you for considering my application. I have attached my CV and would welcome the opportunity to discuss how I can contribute to <text:span text:style-name="T1">Zigned</text:span>'s success.</text:p>
      <text:p text:style-name="P1"/>
      <text:p text:style-name="P1">I appreciate your time and consideration. I look forward to the possibility of joining <text:span text:style-name="T1">Zigned’s </text:span>team and contributing to <text:span text:style-name="T1">Zigned’s </text:span>goals.</text:p>
      <text:p text:style-name="P1"/>
      <text:p text:style-name="P1">Kind regards,</text:p>
      <text:p text:style-name="P1"/>
      <text:p text:style-name="P1">Ann Nguyen</text:p>
      <text:p text:style-name="P1"/>
      <text:p text:style-name="P1">Jyllandsgatan 138</text:p>
      <text:p text:style-name="P1">164 42 Kista</text:p>
      <text:p text:style-name="P1"/>
      <text:p text:style-name="P1">Email: ann.nguyen02194@gmail.com</text:p>
      <text:p text:style-name="P1">Phone: 0761084339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ocs-Inter" svg:font-family="docs-Inte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2T22:48:32.646000000</meta:creation-date>
    <dc:date>2023-09-05T18:59:00.837000000</dc:date>
    <meta:editing-duration>PT33M4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4" meta:word-count="265" meta:character-count="1692" meta:non-whitespace-character-count="1439"/>
  </office:meta>
</office:document-meta>
</file>